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language="en" fo:country="US"/>
    </style:style>
    <style:style style:name="T1" style:family="text">
      <style:text-properties fo:font-weight="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most important questions</text:p>
      <text:p text:style-name="P1"/>
      <text:p text:style-name="P1">We thought about a way to improve the understandability of our website and the functionality.</text:p>
      <text:p text:style-name="P1">Below you can find the most important questions. But do not hesitate to ask if you want to. Just use the address given in „Company Information“.</text:p>
      <text:p text:style-name="P1"/>
      <text:p text:style-name="P1">What is Semvis-Air?</text:p>
      <text:p text:style-name="P1">„Semvis-Air“ is a German abbreviation and stands for „<text:span text:style-name="T1">S</text:span>ystem zur <text:span text:style-name="T1">E</text:span>rfassung, <text:span text:style-name="T1">M</text:span>odellierung und <text:span text:style-name="T1">VIS</text:span>ualisierung der Luft“ and can be translated as a system for capturing, modeling and the visualisation of the air. This system addressed to everyone, who wants to know something about the quality of the air someone is breathing. The user optimised user interface makes it easy for people who are not familiar with web applications. Our detailed help-page (where you are at the moment) hopefully supports you. But please do not hesitate to ask if there is something unclear. <text:s/></text:p>
      <text:p text:style-name="P1"/>
      <text:p text:style-name="P1">What is an „Air Quality Egg“?</text:p>
      <text:p text:style-name="P1">An „Air Quality Egg“ (AQE) is an egg-shaped object including different kinds of sensors. A complete AQE consists of two components: The remote station and the receiving station. The remote station includes different kinds of sensors for the corresponding measurement and is usually attached somewhere outside within the reach of the receiver station. The system conducts an automatic transfer of the measured data from the remote station to the receiver station. Latter has an internet connection and is thereby able to send all the data to Cosm for a real-time visualisation.</text:p>
      <text:p text:style-name="P1">Currently both components communicate by Ethernet but a connection with the help of radio-frequencies is planned. By default an AQE includes four sensors, in detail: temperature, <text:s/>humidity, carbon monoxide (CO) and nitrogen dioxide (NO2). Other sensors, fo example for ozone measurements are optional addings.</text:p>
      <text:p text:style-name="P1"/>
      <text:p text:style-name="P1">What is Cosm?</text:p>
      <text:p text:style-name="P1">Originally Cosm was named “Pachube”. It started in 2009 with idea of establishing a network for sensors. In this network it should be possible to add data and use data from others through an API. Latter provides the opportunity to include those data in own applicatons. “Semvis-Air” is such an application. On Cosm you can get an account which makes it possible to comment, follow and add own sensors. If you want to add a sensor, you just need an own internet-connection for the sensor and you can start. The transfer and the visualisation of the data are resumed by the Cosm-system which makes it easy for beginners to start. The data is stored and reachable for three month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05T15:44:41.81</meta:creation-date>
    <dc:date>2013-03-05T17:35:24.60</dc:date>
    <meta:editing-duration>PT1H35M30S</meta:editing-duration>
    <meta:editing-cycles>4</meta:editing-cycles>
    <meta:generator>OpenOffice.org/3.4.1$Win32 OpenOffice.org_project/341m1$Build-9593</meta:generator>
    <meta:document-statistic meta:table-count="0" meta:image-count="0" meta:object-count="0" meta:page-count="1" meta:paragraph-count="10" meta:word-count="404" meta:character-count="2459"/>
  </office:meta>
</office:document-meta>
</file>